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17.0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ru" number:country="RU">
      <number:boolean/>
    </number:boolean-style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10099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number-columns-repeated="1000" table:default-cell-style-name="ce3"/>
        <table:table-column table:style-name="co6" table:number-columns-repeated="14" table:default-cell-style-name="Default"/>
        <table:table-row table:style-name="ro1">
          <table:table-cell table:style-name="ce1" office:value-type="string" calcext:value-type="string">
            <text:p>series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tensionDigi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xtension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ecimal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uplica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ddSum</text:p>
          </table:table-cell>
          <table:table-cell table:number-columns-repeated="2" table:style-name="ce4" office:value-type="boolean" office:boolean-value="false" calcext:value-type="boolean">
            <text:p>ЛОЖЬ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Урок 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tion1</text:p>
          </table:table-cell>
          <table:table-cell office:value-type="string" calcext:value-type="string">
            <text:p>Повторени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cription2</text:p>
          </table:table-cell>
          <table:table-cell office:value-type="string" calcext:value-type="string">
            <text:p>Работа в классе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5" office:value-type="string" calcext:value-type="string">
            <text:p>+1</text:p>
          </table:table-cell>
          <table:table-cell table:style-name="ce1" table:number-columns-repeated="8"/>
          <table:table-cell table:number-columns-repeated="1014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6" office:value-type="string" calcext:value-type="string">
            <text:p>+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6" office:value-type="string" calcext:value-type="string">
            <text:p>+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6" office:value-type="string" calcext:value-type="string">
            <text:p>+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rmula</text:p>
          </table:table-cell>
          <table:table-cell table:style-name="ce6" office:value-type="string" calcext:value-type="string">
            <text:p>+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style-name="ce6" office:value-type="string" calcext:value-type="string">
            <text:p>-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style-name="ce6" office:value-type="string" calcext:value-type="string">
            <text:p>-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style-name="ce6" office:value-type="string" calcext:value-type="string">
            <text:p>-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style-name="ce6" office:value-type="string" calcext:value-type="string">
            <text:p>-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d</text:p>
          </table:table-cell>
          <table:table-cell table:style-name="ce6" office:value-type="string" calcext:value-type="string">
            <text:p>-5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7" office:value-type="string" calcext:value-type="string">
            <text:p>+5+1</text:p>
          </table:table-cell>
          <table:table-cell table:style-name="ce8" table:number-columns-repeated="8"/>
          <table:table-cell table:number-columns-repeated="1014"/>
        </table:table-row>
        <table:table-row table:style-name="ro1">
          <table:table-cell table:style-name="ce1"/>
          <table:table-cell table:style-name="ce6" office:value-type="string" calcext:value-type="string">
            <text:p>+5+2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+5+3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+5+4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+5-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+5-2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+5-3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+5-4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-5+1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 office:value-type="string" calcext:value-type="string">
            <text:p>-5+2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5+3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5+4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5-1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5-2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5-3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>
            <text:p>-5-4</text:p>
          </table:table-cell>
          <table:table-cell table:number-columns-repeated="1022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7:36:57.955157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7:14:23.285084304</meta:creation-date>
    <dc:date>2017-05-02T22:57:59.192019947</dc:date>
    <meta:editing-duration>PT4H13M</meta:editing-duration>
    <meta:editing-cycles>3</meta:editing-cycles>
    <meta:generator>LibreOffice/5.1.4.2$Linux_X86_64 LibreOffice_project/10m0$Build-2</meta:generator>
    <meta:document-statistic meta:table-count="1" meta:cell-count="75" meta:object-count="0"/>
  </office:meta>
</office:document-meta>
</file>